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IBM Plex Sans" svg:font-family="'IBM Plex San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ource sans pro" svg:font-family="'source sans pro', sans-serif"/>
  </office:font-face-decls>
  <office:automatic-styles>
    <style:style style:name="P1" style:family="paragraph" style:parent-style-name="Heading_20_2">
      <style:paragraph-properties fo:margin-left="0cm" fo:margin-right="0cm" fo:line-height="140%" fo:orphans="2" fo:widows="2" fo:text-indent="0cm" style:auto-text-indent="false"/>
      <style:text-properties fo:font-variant="normal" fo:text-transform="none" fo:color="#111111" loext:opacity="100%" style:font-name="source sans pro" fo:font-size="16pt" fo:font-style="normal" fo:font-weight="normal" style:font-size-asian="16pt" style:font-size-complex="16pt"/>
    </style:style>
    <style:style style:name="P2" style:family="paragraph" style:parent-style-name="Heading_20_2">
      <style:paragraph-properties fo:margin-left="0cm" fo:margin-right="0cm" fo:margin-top="0cm" fo:margin-bottom="0cm" style:contextual-spacing="false" fo:orphans="2" fo:widows="2" fo:text-indent="0cm" style:auto-text-indent="false"/>
      <style:text-properties fo:font-variant="normal" fo:text-transform="none" fo:color="#121212" loext:opacity="100%" style:font-name="Arial1" fo:font-size="16pt" fo:letter-spacing="normal" fo:font-style="normal" fo:font-weight="normal" style:font-size-asian="16pt" style:font-size-complex="16pt"/>
    </style:style>
    <style:style style:name="P3" style:family="paragraph" style:parent-style-name="Heading_20_2">
      <style:paragraph-properties fo:margin-left="0cm" fo:margin-right="0cm" fo:margin-top="1.323cm" fo:margin-bottom="0.794cm" style:contextual-spacing="false" fo:orphans="2" fo:widows="2" fo:text-indent="0cm" style:auto-text-indent="false" fo:padding="0cm" fo:border="none"/>
      <style:text-properties fo:font-variant="normal" fo:text-transform="none" fo:color="#121212" loext:opacity="100%" style:font-name="Arial1" fo:font-size="16pt" fo:letter-spacing="normal" fo:font-style="normal" fo:font-weight="normal" style:font-size-asian="16pt" style:font-size-complex="16pt"/>
    </style:style>
    <style:style style:name="P4" style:family="paragraph" style:parent-style-name="Heading_20_2">
      <style:paragraph-properties fo:margin-left="0cm" fo:margin-right="0cm" fo:margin-top="0cm" fo:margin-bottom="0cm" style:contextual-spacing="false" fo:orphans="2" fo:widows="2" fo:text-indent="0cm" style:auto-text-indent="false"/>
      <style:text-properties style:font-name="Arial1" fo:font-size="16pt" style:font-size-asian="16pt" style:font-size-complex="16pt"/>
    </style:style>
    <style:style style:name="P5" style:family="paragraph" style:parent-style-name="Heading_20_2">
      <style:text-properties style:font-name="Arial1" fo:font-size="16pt" style:font-size-asian="16pt" style:font-size-complex="16pt"/>
    </style:style>
    <style:style style:name="P6" style:family="paragraph" style:parent-style-name="Heading_20_3">
      <style:paragraph-properties fo:margin-left="0cm" fo:margin-right="0cm" fo:line-height="140%" fo:orphans="2" fo:widows="2" fo:text-indent="0cm" style:auto-text-indent="false"/>
      <style:text-properties fo:font-variant="normal" fo:text-transform="none" fo:color="#111111" loext:opacity="100%" style:font-name="source sans pro" fo:font-size="16pt" fo:font-style="normal" fo:font-weight="normal" style:font-size-asian="16pt" style:font-size-complex="16pt"/>
    </style:style>
    <style:style style:name="P7" style:family="paragraph" style:parent-style-name="Heading_20_3">
      <style:paragraph-properties fo:margin-left="0cm" fo:margin-right="0cm" fo:margin-top="0cm" fo:margin-bottom="0.529cm" style:contextual-spacing="false" fo:orphans="2" fo:widows="2" fo:text-indent="0cm" style:auto-text-indent="false" fo:padding="0cm" fo:border="none"/>
      <style:text-properties fo:font-variant="normal" fo:text-transform="none" fo:color="#121212" loext:opacity="100%" style:font-name="Arial1" fo:font-size="16pt" fo:letter-spacing="normal" fo:font-style="normal" fo:font-weight="normal" style:font-size-asian="16pt" style:font-size-complex="16pt"/>
    </style:style>
    <style:style style:name="P8" style:family="paragraph" style:parent-style-name="Heading_20_3">
      <style:text-properties style:font-name="Arial1" fo:font-size="16pt" style:font-size-asian="16pt" style:font-size-complex="16pt"/>
    </style:style>
    <style:style style:name="P9" style:family="paragraph" style:parent-style-name="Heading_20_3">
      <style:paragraph-properties fo:padding="0.049cm" fo:border="0.06pt solid #e5e7eb"/>
    </style:style>
    <style:style style:name="P10" style:family="paragraph" style:parent-style-name="Heading_20_4">
      <style:text-properties style:font-name="Arial1" fo:font-size="16pt" style:font-size-asian="16pt" style:font-size-complex="16pt"/>
    </style:style>
    <style:style style:name="P11" style:family="paragraph" style:parent-style-name="Heading_20_4">
      <style:paragraph-properties fo:margin-left="0cm" fo:margin-right="0cm" fo:margin-top="0cm" fo:margin-bottom="0.529cm" style:contextual-spacing="false" fo:orphans="2" fo:widows="2" fo:text-indent="0cm" style:auto-text-indent="false" fo:padding="0cm" fo:border="none"/>
      <style:text-properties fo:font-variant="normal" fo:text-transform="none" fo:color="#121212" loext:opacity="100%" style:font-name="Arial1" fo:font-size="16pt" fo:letter-spacing="normal" fo:font-style="normal" fo:font-weight="normal" style:font-size-asian="16pt" style:font-size-complex="16pt"/>
    </style:style>
    <style:style style:name="P12" style:family="paragraph" style:parent-style-name="Text_20_body">
      <style:paragraph-properties fo:margin-left="0cm" fo:margin-right="0cm" fo:margin-top="0cm" fo:margin-bottom="0cm" style:contextual-spacing="false" fo:orphans="2" fo:widows="2" fo:text-indent="0cm" style:auto-text-indent="false"/>
    </style:style>
    <style:style style:name="P13"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14"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style>
    <style:style style:name="P15" style:family="paragraph" style:parent-style-name="Text_20_body" style:list-style-name="L15">
      <style:paragraph-properties fo:margin-left="0cm" fo:margin-right="0cm" fo:margin-top="0cm" fo:margin-bottom="0cm" style:contextual-spacing="false" fo:orphans="2" fo:widows="2" fo:text-indent="0cm" style:auto-text-indent="false" fo:padding="0cm" fo:border="none"/>
    </style:style>
    <style:style style:name="P16" style:family="paragraph" style:parent-style-name="Text_20_body" style:list-style-name="L16">
      <style:paragraph-properties fo:margin-left="0cm" fo:margin-right="0cm" fo:margin-top="0cm" fo:margin-bottom="0cm" style:contextual-spacing="false" fo:orphans="2" fo:widows="2" fo:text-indent="0cm" style:auto-text-indent="false" fo:padding="0cm" fo:border="none"/>
    </style:style>
    <style:style style:name="P17" style:family="paragraph" style:parent-style-name="Text_20_body" style:list-style-name="L17">
      <style:paragraph-properties fo:margin-left="0cm" fo:margin-right="0cm" fo:margin-top="0cm" fo:margin-bottom="0cm" style:contextual-spacing="false" fo:orphans="2" fo:widows="2" fo:text-indent="0cm" style:auto-text-indent="false" fo:padding="0cm" fo:border="none"/>
    </style:style>
    <style:style style:name="P18" style:family="paragraph" style:parent-style-name="Text_20_body" style:list-style-name="L18">
      <style:paragraph-properties fo:margin-left="0cm" fo:margin-right="0cm" fo:margin-top="0cm" fo:margin-bottom="0cm" style:contextual-spacing="false" fo:orphans="2" fo:widows="2" fo:text-indent="0cm" style:auto-text-indent="false" fo:padding="0cm" fo:border="none"/>
    </style:style>
    <style:style style:name="P19"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333333" loext:opacity="100%" style:font-name="source sans pro" fo:font-size="16pt" fo:letter-spacing="normal" fo:font-style="normal" fo:font-weight="normal" style:font-size-asian="16pt" style:font-size-complex="16pt"/>
    </style:style>
    <style:style style:name="P20"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loext:opacity="100%" style:font-name="source sans pro" fo:font-size="16pt" fo:letter-spacing="normal" fo:font-style="normal" fo:font-weight="normal" style:font-size-asian="16pt" style:font-size-complex="16pt"/>
    </style:style>
    <style:style style:name="P21" style:family="paragraph" style:parent-style-name="Text_20_body" style:list-style-name="L1">
      <style:paragraph-properties fo:margin-top="0cm" fo:margin-bottom="0cm" style:contextual-spacing="false" fo:orphans="2" fo:widows="2" fo:padding="0cm" fo:border="none"/>
      <style:text-properties fo:font-variant="normal" fo:text-transform="none" fo:color="#333333" loext:opacity="100%" style:font-name="source sans pro" fo:font-size="16pt" fo:letter-spacing="normal" fo:font-style="normal" fo:font-weight="normal" style:font-size-asian="16pt" style:font-size-complex="16pt"/>
    </style:style>
    <style:style style:name="P2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121212" loext:opacity="100%" style:font-name="Arial1" fo:font-size="16pt" fo:letter-spacing="normal" fo:font-style="normal" fo:font-weight="normal" style:font-size-asian="16pt" style:font-size-complex="16pt"/>
    </style:style>
    <style:style style:name="P23"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text-properties fo:font-variant="normal" fo:text-transform="none" fo:color="#121212" loext:opacity="100%" style:font-name="Arial1" fo:font-size="16pt" fo:letter-spacing="normal" fo:font-style="normal" fo:font-weight="normal" style:font-size-asian="16pt" style:font-size-complex="16pt"/>
    </style:style>
    <style:style style:name="P24" style:family="paragraph" style:parent-style-name="Text_20_body" style:list-style-name="L9">
      <style:paragraph-properties fo:margin-left="0cm" fo:margin-right="0cm" fo:margin-top="0cm" fo:margin-bottom="0cm" style:contextual-spacing="false" fo:orphans="2" fo:widows="2" fo:text-indent="0cm" style:auto-text-indent="false" fo:padding="0cm" fo:border="none"/>
      <style:text-properties fo:font-variant="normal" fo:text-transform="none" fo:color="#121212" loext:opacity="100%" style:font-name="Arial1" fo:font-size="16pt" fo:letter-spacing="normal" fo:font-style="normal" fo:font-weight="normal" style:font-size-asian="16pt" style:font-size-complex="16pt"/>
    </style:style>
    <style:style style:name="P25" style:family="paragraph" style:parent-style-name="Text_20_body" style:list-style-name="L10">
      <style:paragraph-properties fo:margin-left="0cm" fo:margin-right="0cm" fo:margin-top="0cm" fo:margin-bottom="0cm" style:contextual-spacing="false" fo:orphans="2" fo:widows="2" fo:text-indent="0cm" style:auto-text-indent="false" fo:padding="0cm" fo:border="none"/>
      <style:text-properties fo:font-variant="normal" fo:text-transform="none" fo:color="#121212" loext:opacity="100%" style:font-name="Arial1" fo:font-size="16pt" fo:letter-spacing="normal" fo:font-style="normal" fo:font-weight="normal" style:font-size-asian="16pt" style:font-size-complex="16pt"/>
    </style:style>
    <style:style style:name="P26" style:family="paragraph" style:parent-style-name="Text_20_body" style:list-style-name="L11">
      <style:paragraph-properties fo:margin-left="0cm" fo:margin-right="0cm" fo:margin-top="0cm" fo:margin-bottom="0cm" style:contextual-spacing="false" fo:orphans="2" fo:widows="2" fo:text-indent="0cm" style:auto-text-indent="false" fo:padding="0cm" fo:border="none"/>
      <style:text-properties fo:font-variant="normal" fo:text-transform="none" fo:color="#121212" loext:opacity="100%" style:font-name="Arial1" fo:font-size="16pt" fo:letter-spacing="normal" fo:font-style="normal" fo:font-weight="normal" style:font-size-asian="16pt" style:font-size-complex="16pt"/>
    </style:style>
    <style:style style:name="P27" style:family="paragraph" style:parent-style-name="Text_20_body" style:list-style-name="L12">
      <style:paragraph-properties fo:margin-left="0cm" fo:margin-right="0cm" fo:margin-top="0cm" fo:margin-bottom="0cm" style:contextual-spacing="false" fo:orphans="2" fo:widows="2" fo:text-indent="0cm" style:auto-text-indent="false" fo:padding="0cm" fo:border="none"/>
      <style:text-properties fo:font-variant="normal" fo:text-transform="none" fo:color="#121212" loext:opacity="100%" style:font-name="Arial1" fo:font-size="16pt" fo:letter-spacing="normal" fo:font-style="normal" fo:font-weight="normal" style:font-size-asian="16pt" style:font-size-complex="16pt"/>
    </style:style>
    <style:style style:name="P28" style:family="paragraph" style:parent-style-name="Text_20_body" style:list-style-name="L13">
      <style:paragraph-properties fo:margin-left="0cm" fo:margin-right="0cm" fo:margin-top="0cm" fo:margin-bottom="0cm" style:contextual-spacing="false" fo:orphans="2" fo:widows="2" fo:text-indent="0cm" style:auto-text-indent="false" fo:padding="0cm" fo:border="none"/>
      <style:text-properties fo:font-variant="normal" fo:text-transform="none" fo:color="#121212" loext:opacity="100%" style:font-name="Arial1" fo:font-size="16pt" fo:letter-spacing="normal" fo:font-style="normal" fo:font-weight="normal" style:font-size-asian="16pt" style:font-size-complex="16pt"/>
    </style:style>
    <style:style style:name="P29" style:family="paragraph" style:parent-style-name="Text_20_body" style:list-style-name="L14">
      <style:paragraph-properties fo:margin-left="0cm" fo:margin-right="0cm" fo:margin-top="0cm" fo:margin-bottom="0cm" style:contextual-spacing="false" fo:orphans="2" fo:widows="2" fo:text-indent="0cm" style:auto-text-indent="false" fo:padding="0cm" fo:border="none"/>
      <style:text-properties fo:font-variant="normal" fo:text-transform="none" fo:color="#121212" loext:opacity="100%" style:font-name="Arial1" fo:font-size="16pt" fo:letter-spacing="normal" fo:font-style="normal" fo:font-weight="normal" style:font-size-asian="16pt" style:font-size-complex="16pt"/>
    </style:style>
    <style:style style:name="P30" style:family="paragraph" style:parent-style-name="Text_20_body" style:list-style-name="L17">
      <style:paragraph-properties fo:margin-left="0cm" fo:margin-right="0cm" fo:margin-top="0cm" fo:margin-bottom="0cm" style:contextual-spacing="false" fo:orphans="2" fo:widows="2" fo:text-indent="0cm" style:auto-text-indent="false" fo:padding="0cm" fo:border="none"/>
      <style:text-properties fo:font-variant="normal" fo:text-transform="none" fo:color="#121212" loext:opacity="100%" style:font-name="Arial1" fo:font-size="16pt" fo:letter-spacing="normal" fo:font-style="normal" fo:font-weight="normal" style:font-size-asian="16pt" style:font-size-complex="16pt"/>
    </style:style>
    <style:style style:name="P31" style:family="paragraph" style:parent-style-name="Text_20_body" style:list-style-name="L17">
      <style:paragraph-properties fo:margin-left="0cm" fo:margin-right="0cm" fo:margin-top="0cm" fo:margin-bottom="0cm" style:contextual-spacing="false" fo:orphans="2" fo:widows="2" fo:text-indent="0cm" style:auto-text-indent="false" fo:padding="0cm" fo:border="none"/>
      <style:text-properties fo:font-variant="normal" fo:text-transform="none" fo:color="#121212" loext:opacity="100%" style:font-name="Arial1" fo:font-size="16pt" fo:letter-spacing="normal" style:font-size-asian="16pt" style:font-size-complex="16pt"/>
    </style:style>
    <style:style style:name="P32" style:family="paragraph" style:parent-style-name="Text_20_body" style:list-style-name="L3"/>
    <style:style style:name="P33" style:family="paragraph" style:parent-style-name="Text_20_body" style:list-style-name="L3">
      <style:paragraph-properties fo:margin-top="0cm" fo:margin-bottom="0cm" style:contextual-spacing="false"/>
    </style:style>
    <style:style style:name="P34" style:family="paragraph" style:parent-style-name="Text_20_body" style:list-style-name="L4"/>
    <style:style style:name="P35" style:family="paragraph" style:parent-style-name="Text_20_body" style:list-style-name="L4">
      <style:paragraph-properties fo:margin-top="0cm" fo:margin-bottom="0cm" style:contextual-spacing="false"/>
    </style:style>
    <style:style style:name="P36" style:family="paragraph" style:parent-style-name="Text_20_body" style:list-style-name="L5"/>
    <style:style style:name="P37" style:family="paragraph" style:parent-style-name="Text_20_body" style:list-style-name="L5">
      <style:paragraph-properties fo:margin-top="0cm" fo:margin-bottom="0cm" style:contextual-spacing="false"/>
    </style:style>
    <style:style style:name="P38" style:family="paragraph" style:parent-style-name="Text_20_body">
      <style:text-properties style:font-name="Arial1" fo:font-size="16pt" style:font-size-asian="16pt" style:font-size-complex="16pt"/>
    </style:style>
    <style:style style:name="P39" style:family="paragraph" style:parent-style-name="Text_20_body" style:list-style-name="L2">
      <style:paragraph-properties fo:margin-top="0cm" fo:margin-bottom="0cm" style:contextual-spacing="false"/>
      <style:text-properties style:font-name="Arial1" fo:font-size="16pt" style:font-size-asian="16pt" style:font-size-complex="16pt"/>
    </style:style>
    <style:style style:name="P40" style:family="paragraph" style:parent-style-name="Text_20_body" style:list-style-name="L2">
      <style:text-properties style:font-name="Arial1" fo:font-size="16pt" style:font-size-asian="16pt" style:font-size-complex="16pt"/>
    </style:style>
    <style:style style:name="P41" style:family="paragraph" style:parent-style-name="Text_20_body">
      <style:paragraph-properties fo:margin-left="0cm" fo:margin-right="0cm" fo:margin-top="0cm" fo:margin-bottom="0cm" style:contextual-spacing="false" fo:orphans="2" fo:widows="2" fo:text-indent="0cm" style:auto-text-indent="false"/>
      <style:text-properties style:font-name="Arial1" fo:font-size="16pt" style:font-size-asian="16pt" style:font-size-complex="16pt"/>
    </style:style>
    <style:style style:name="P42" style:family="paragraph" style:parent-style-name="Text_20_body">
      <style:paragraph-properties fo:padding="0.049cm" fo:border="0.06pt solid #e5e7eb"/>
      <style:text-properties style:font-name="Arial1" fo:font-size="16pt" style:font-size-asian="16pt" style:font-size-complex="16pt"/>
    </style:style>
    <style:style style:name="P43" style:family="paragraph" style:parent-style-name="Text_20_body" style:list-style-name="L6">
      <style:paragraph-properties fo:margin-top="0cm" fo:margin-bottom="0cm" style:contextual-spacing="false" fo:padding="0.049cm" fo:border="0.06pt solid #e5e7eb"/>
      <style:text-properties style:font-name="Arial1" fo:font-size="16pt" style:font-size-asian="16pt" style:font-size-complex="16pt"/>
    </style:style>
    <style:style style:name="P44" style:family="paragraph" style:parent-style-name="Text_20_body" style:list-style-name="L6">
      <style:paragraph-properties fo:padding="0.049cm" fo:border="0.06pt solid #e5e7eb"/>
      <style:text-properties style:font-name="Arial1" fo:font-size="16pt" style:font-size-asian="16pt" style:font-size-complex="16pt"/>
    </style:style>
    <style:style style:name="P45" style:family="paragraph" style:parent-style-name="Text_20_body">
      <style:paragraph-properties fo:padding="0.049cm" fo:border="0.06pt solid #e5e7eb"/>
    </style:style>
    <style:style style:name="P46"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style>
    <style:style style:name="T1" style:family="text">
      <style:text-properties fo:font-weight="bold" loext:padding="0.049cm" loext:border="0.06pt solid #e5e7eb"/>
    </style:style>
    <style:style style:name="T2" style:family="text">
      <style:text-properties fo:font-style="normal" fo:font-weight="normal"/>
    </style:style>
    <style:style style:name="T3" style:family="text">
      <style:text-properties fo:font-variant="normal" fo:text-transform="none" fo:color="#333333" loext:opacity="100%" style:font-name="source sans pro" fo:font-size="13.5pt" fo:letter-spacing="normal" fo:font-style="normal" fo:font-weight="normal"/>
    </style:style>
    <style:style style:name="T4" style:family="text">
      <style:text-properties fo:font-variant="normal" fo:text-transform="none" fo:color="#333333" loext:opacity="100%" style:font-name="source sans pro" fo:font-size="13.5pt" fo:letter-spacing="normal" fo:font-style="normal" fo:font-weight="bold"/>
    </style:style>
    <style:style style:name="T5" style:family="text">
      <style:text-properties fo:font-variant="normal" fo:text-transform="none" fo:color="#333333" loext:opacity="100%" style:font-name="source sans pro" fo:letter-spacing="normal" fo:font-style="normal" fo:font-weight="normal"/>
    </style:style>
    <style:style style:name="T6" style:family="text">
      <style:text-properties fo:font-variant="normal" fo:text-transform="none" fo:color="#333333" loext:opacity="100%" style:font-name="source sans pro" fo:letter-spacing="normal" fo:font-style="normal" fo:font-weight="bold"/>
    </style:style>
    <style:style style:name="T7" style:family="text">
      <style:text-properties fo:font-variant="normal" fo:text-transform="none" fo:color="#333333" loext:opacity="100%" style:font-name="source sans pro" fo:font-size="16pt" fo:letter-spacing="normal" fo:font-style="normal" fo:font-weight="normal" style:font-size-asian="16pt" style:font-size-complex="16pt"/>
    </style:style>
    <style:style style:name="T8" style:family="text">
      <style:text-properties fo:font-variant="normal" fo:text-transform="none" fo:color="#333333" loext:opacity="100%" style:font-name="source sans pro" fo:font-size="16pt" fo:letter-spacing="normal" fo:font-style="normal" fo:font-weight="bold" style:font-size-asian="16pt" style:font-size-complex="16pt"/>
    </style:style>
    <style:style style:name="T9" style:family="text">
      <style:text-properties fo:font-variant="normal" fo:text-transform="none" fo:color="#333333" loext:opacity="100%" fo:letter-spacing="normal" fo:font-style="normal" fo:font-weight="normal"/>
    </style:style>
    <style:style style:name="T10" style:family="text">
      <style:text-properties fo:font-variant="normal" fo:text-transform="none" fo:color="#333333" loext:opacity="100%" fo:font-size="16pt" fo:letter-spacing="normal" fo:font-style="normal" fo:font-weight="normal" style:font-size-asian="16pt" style:font-size-complex="16pt"/>
    </style:style>
    <style:style style:name="T11" style:family="text">
      <style:text-properties fo:font-variant="normal" fo:text-transform="none" fo:color="#ff793f" loext:opacity="100%" style:font-name="source sans pro" fo:font-size="13.5pt" fo:letter-spacing="normal" fo:font-style="normal" style:text-underline-style="solid" style:text-underline-width="auto" style:text-underline-color="font-color" fo:font-weight="bold" fo:background-color="transparent" loext:char-shading-value="0"/>
    </style:style>
    <style:style style:name="T12" style:family="text">
      <style:text-properties fo:font-variant="normal" fo:text-transform="none" fo:color="#ff793f" loext:opacity="100%" style:font-name="source sans pro" fo:font-size="13.5pt" fo:letter-spacing="normal" fo:font-style="normal" style:text-underline-style="solid" style:text-underline-width="auto" style:text-underline-color="font-color" fo:font-weight="normal" fo:background-color="transparent" loext:char-shading-value="0"/>
    </style:style>
    <style:style style:name="T13" style:family="text">
      <style:text-properties fo:font-variant="normal" fo:text-transform="none" fo:color="#ff793f" loext:opacity="100%" style:font-name="source sans pro" fo:letter-spacing="normal" fo:font-style="normal" style:text-underline-style="solid" style:text-underline-width="auto" style:text-underline-color="font-color" fo:font-weight="bold" fo:background-color="transparent" loext:char-shading-value="0"/>
    </style:style>
    <style:style style:name="T14" style:family="text">
      <style:text-properties fo:font-variant="normal" fo:text-transform="none" fo:color="#ff793f" loext:opacity="100%" style:font-name="source sans pro" fo:letter-spacing="normal" fo:font-style="normal" style:text-underline-style="solid" style:text-underline-width="auto" style:text-underline-color="font-color" fo:font-weight="normal" fo:background-color="transparent" loext:char-shading-value="0"/>
    </style:style>
    <style:style style:name="T15" style:family="text">
      <style:text-properties fo:font-variant="normal" fo:text-transform="none" fo:color="#ff793f" loext:opacity="100%" style:font-name="source sans pro" fo:font-size="16pt" fo:letter-spacing="normal" fo:font-style="normal" style:text-underline-style="solid" style:text-underline-width="auto" style:text-underline-color="font-color" fo:font-weight="bold" fo:background-color="transparent" loext:char-shading-value="0" style:font-size-asian="16pt" style:font-size-complex="16pt"/>
    </style:style>
    <style:style style:name="T16" style:family="text">
      <style:text-properties fo:font-variant="normal" fo:text-transform="none" fo:color="#ff793f" loext:opacity="100%" style:font-name="source sans pro" fo:font-size="16pt" fo:letter-spacing="normal" fo:font-style="normal" style:text-underline-style="solid" style:text-underline-width="auto" style:text-underline-color="font-color" fo:font-weight="normal" fo:background-color="transparent" loext:char-shading-value="0" style:font-size-asian="16pt" style:font-size-complex="16pt"/>
    </style:style>
    <style:style style:name="T17" style:family="text">
      <style:text-properties fo:font-variant="normal" fo:text-transform="none" fo:color="#121212" loext:opacity="100%" style:font-name="IBM Plex Sans" fo:font-size="13.5pt" fo:letter-spacing="normal" fo:font-style="normal" fo:font-weight="normal"/>
    </style:style>
    <style:style style:name="T18" style:family="text">
      <style:text-properties fo:font-variant="normal" fo:text-transform="none" fo:color="#121212" loext:opacity="100%" style:font-name="IBM Plex Sans" fo:font-size="13.5pt" fo:letter-spacing="normal" fo:font-style="normal" fo:font-weight="bold"/>
    </style:style>
    <style:style style:name="T19" style:family="text">
      <style:text-properties fo:font-variant="normal" fo:text-transform="none" fo:color="#121212" loext:opacity="100%" style:font-name="IBM Plex Sans" fo:letter-spacing="normal" fo:font-style="normal" fo:font-weight="normal"/>
    </style:style>
    <style:style style:name="T20" style:family="text">
      <style:text-properties fo:font-variant="normal" fo:text-transform="none" fo:color="#121212" loext:opacity="100%" style:font-name="IBM Plex Sans" fo:letter-spacing="normal" fo:font-style="normal" fo:font-weight="bold"/>
    </style:style>
    <style:style style:name="T21" style:family="text">
      <style:text-properties fo:font-variant="normal" fo:text-transform="none" fo:color="#121212" loext:opacity="100%" style:font-name="IBM Plex Sans" fo:font-size="16pt" fo:letter-spacing="normal" fo:font-style="normal" fo:font-weight="normal" style:font-size-asian="16pt" style:font-size-complex="16pt"/>
    </style:style>
    <style:style style:name="T22" style:family="text">
      <style:text-properties fo:font-variant="normal" fo:text-transform="none" fo:color="#121212" loext:opacity="100%" style:font-name="IBM Plex Sans" fo:font-size="16pt" fo:letter-spacing="normal" fo:font-style="normal" fo:font-weight="bold" style:font-size-asian="16pt" style:font-size-complex="16pt"/>
    </style:style>
    <style:style style:name="T23" style:family="text">
      <style:text-properties fo:font-variant="normal" fo:text-transform="none" fo:color="#121212" loext:opacity="100%" fo:font-size="16pt" fo:letter-spacing="normal" fo:font-style="normal" fo:font-weight="normal" style:font-size-asian="16pt" style:font-size-complex="16pt"/>
    </style:style>
    <style:style style:name="T24" style:family="text">
      <style:text-properties fo:font-variant="normal" fo:text-transform="none" fo:color="#121212" loext:opacity="100%" fo:font-size="16pt" fo:letter-spacing="normal" fo:font-style="normal" fo:font-weight="bold" style:font-size-asian="16pt" style:font-size-complex="16pt"/>
    </style:style>
    <style:style style:name="T25" style:family="text">
      <style:text-properties fo:font-variant="normal" fo:text-transform="none" fo:color="#121212" loext:opacity="100%" style:font-name="Arial1" fo:font-size="16pt" fo:letter-spacing="normal" fo:font-style="normal" fo:font-weight="normal" style:font-size-asian="16pt" style:font-size-complex="16pt"/>
    </style:style>
    <style:style style:name="T26" style:family="text">
      <style:text-properties fo:font-variant="normal" fo:text-transform="none" fo:color="#121212" loext:opacity="100%" style:font-name="Arial1" fo:font-size="16pt" fo:letter-spacing="normal" fo:font-style="normal" fo:font-weight="bold" style:font-size-asian="16pt" style:font-size-complex="16pt"/>
    </style:style>
    <style:style style:name="T27" style:family="text">
      <style:text-properties fo:font-variant="normal" fo:text-transform="none" fo:color="#141414" loext:opacity="100%" style:font-name="IBM Plex Sans" fo:font-size="13.5pt" fo:letter-spacing="normal" fo:font-style="normal" style:text-underline-style="solid" style:text-underline-width="auto" style:text-underline-color="font-color" fo:font-weight="normal"/>
    </style:style>
    <style:style style:name="T28" style:family="text">
      <style:text-properties fo:font-variant="normal" fo:text-transform="none" fo:color="#141414" loext:opacity="100%" style:font-name="IBM Plex Sans" fo:letter-spacing="normal" fo:font-style="normal" style:text-underline-style="solid" style:text-underline-width="auto" style:text-underline-color="font-color" fo:font-weight="normal"/>
    </style:style>
    <style:style style:name="T29" style:family="text">
      <style:text-properties fo:font-variant="normal" fo:text-transform="none" fo:color="#141414" loext:opacity="100%" style:font-name="IBM Plex Sans" fo:font-size="16pt" fo:letter-spacing="normal" fo:font-style="normal" style:text-underline-style="solid" style:text-underline-width="auto" style:text-underline-color="font-color" fo:font-weight="normal" style:font-size-asian="16pt" style:font-size-complex="16pt"/>
    </style:style>
    <style:style style:name="T30" style:family="text">
      <style:text-properties fo:font-variant="normal" fo:text-transform="none" fo:color="#141414" loext:opacity="100%" fo:font-size="16pt" fo:letter-spacing="normal" fo:font-style="normal" style:text-underline-style="solid" style:text-underline-width="auto" style:text-underline-color="font-color" fo:font-weight="normal" style:font-size-asian="16pt" style:font-size-complex="16pt"/>
    </style:style>
    <style:style style:name="T31" style:family="text">
      <style:text-properties fo:font-variant="normal" fo:text-transform="none" fo:color="#141414" loext:opacity="100%" style:font-name="Arial1" fo:font-size="16pt" fo:letter-spacing="normal" fo:font-style="normal" style:text-underline-style="solid" style:text-underline-width="auto" style:text-underline-color="font-color" fo:font-weight="normal" style:font-size-asian="16pt" style:font-size-complex="16pt"/>
    </style:style>
    <style:style style:name="T32" style:family="text">
      <style:text-properties fo:font-variant="normal" fo:text-transform="none" fo:color="#ffffff" loext:opacity="100%" style:text-line-through-style="none" style:text-line-through-type="none" style:font-name="IBM Plex Sans" fo:font-size="12pt" fo:letter-spacing="normal" fo:font-style="normal" style:text-underline-style="none" fo:font-weight="bold" style:text-blinking="false" fo:background-color="#41e0e0" loext:char-shading-value="0" loext:padding="0cm" loext:border="none"/>
    </style:style>
    <style:style style:name="T33" style:family="text">
      <style:text-properties fo:font-variant="normal" fo:text-transform="none" fo:color="#ffffff" loext:opacity="100%" style:text-line-through-style="none" style:text-line-through-type="none" style:font-name="IBM Plex Sans" fo:letter-spacing="normal" fo:font-style="normal" style:text-underline-style="none" fo:font-weight="bold" style:text-blinking="false" fo:background-color="#41e0e0" loext:char-shading-value="0" loext:padding="0cm" loext:border="none"/>
    </style:style>
    <style:style style:name="T34" style:family="text">
      <style:text-properties fo:font-variant="normal" fo:text-transform="none" fo:color="#ffffff" loext:opacity="100%" style:text-line-through-style="none" style:text-line-through-type="none" style:font-name="IBM Plex Sans" fo:font-size="16pt" fo:letter-spacing="normal" fo:font-style="normal" style:text-underline-style="none" fo:font-weight="bold" style:text-blinking="false" fo:background-color="#41e0e0" loext:char-shading-value="0" style:font-size-asian="16pt" style:font-size-complex="16pt" loext:padding="0cm" loext:border="none"/>
    </style:style>
    <style:style style:name="T35" style:family="text">
      <style:text-properties fo:font-variant="normal" fo:text-transform="none" fo:color="#ffffff" loext:opacity="100%" style:text-line-through-style="none" style:text-line-through-type="none" fo:font-size="16pt" fo:letter-spacing="normal" fo:font-style="normal" style:text-underline-style="none" fo:font-weight="bold" style:text-blinking="false" fo:background-color="#41e0e0" loext:char-shading-value="0" style:font-size-asian="16pt" style:font-size-complex="16pt" loext:padding="0cm" loext:border="none"/>
    </style:style>
    <style:style style:name="T36" style:family="text">
      <style:text-properties fo:font-variant="normal" fo:text-transform="none" fo:color="#ffffff" loext:opacity="100%" style:text-line-through-style="none" style:text-line-through-type="none" style:font-name="Arial1" fo:font-size="16pt" fo:letter-spacing="normal" fo:font-style="normal" style:text-underline-style="none" fo:font-weight="bold" style:text-blinking="false" fo:background-color="#41e0e0" loext:char-shading-value="0" style:font-size-asian="16pt" style:font-size-complex="16pt" loext:padding="0cm" loext:border="none"/>
    </style:style>
    <style:style style:name="T37" style:family="text">
      <style:text-properties fo:font-size="16pt" style:font-size-asian="16pt" style:font-size-complex="16pt"/>
    </style:style>
    <style:style style:name="T38" style:family="text">
      <style:text-properties fo:font-size="16pt" style:font-size-asian="16pt" style:font-size-complex="16pt" loext:padding="0.049cm" loext:border="0.06pt solid #e5e7eb"/>
    </style:style>
    <style:style style:name="T39" style:family="text">
      <style:text-properties style:font-name="Arial1"/>
    </style:style>
    <style:style style:name="T40" style:family="text">
      <style:text-properties style:font-name="Arial1" fo:font-size="16pt" style:font-size-asian="16pt" style:font-size-complex="16pt"/>
    </style:style>
    <style:style style:name="T41" style:family="text">
      <style:text-properties style:font-name="Arial1" fo:font-size="16pt" style:font-size-asian="16pt" style:font-size-complex="16pt" loext:padding="0.049cm" loext:border="0.06pt solid #e5e7eb"/>
    </style:style>
    <style:style style:name="T42" style:family="text">
      <style:text-properties loext:padding="0.049cm" loext:border="0.06pt solid #e5e7eb"/>
    </style:style>
    <style:style style:name="T43" style:family="text">
      <style:text-properties style:font-name="IBM Plex Sans" fo:font-style="normal" fo:font-weight="normal"/>
    </style:style>
    <style:style style:name="T44" style:family="text">
      <style:text-properties style:font-name="IBM Plex Sans" fo:font-size="13.5pt" fo:font-style="normal" fo:font-weight="normal"/>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2"/>
      <text:h text:style-name="P2" text:outline-level="2"><text:bookmark text:name="tipos_contratos_trabajo"/>2. Tipos de contratos de trabajo</text:h>
      <text:p text:style-name="P13"><text:span text:style-name="T25">Con la entrada en vigor de la </text:span><text:span text:style-name="Strong_20_Emphasis"><text:span text:style-name="T26">reforma laboral</text:span></text:span><text:span text:style-name="T25"> el 31 de marzo de 2022 se han producido importantes </text:span><text:span text:style-name="Strong_20_Emphasis"><text:span text:style-name="T26">cambios en los tipos de contratos de trabajo</text:span></text:span><text:span text:style-name="T25"> en España.</text:span></text:p>
      <text:p text:style-name="P13"><text:span text:style-name="T25">Dichos cambios se recogen en el </text:span><text:a xlink:type="simple" xlink:href="https://www.boe.es/buscar/act.php?id=BOE-A-2021-21788" office:target-frame-name="_blank" xlink:show="new" text:style-name="Internet_20_link" text:visited-style-name="Visited_20_Internet_20_Link"><text:span text:style-name="T31">Real Decreto – ley 32/2021, de 28 de diciembre</text:span></text:a><text:span text:style-name="T25">, de medidas urgentes para la reforma laboral, la garantía de la estabilidad en el empleo y la transformación del mercado de trabajo.</text:span></text:p>
      <text:p text:style-name="P13"><text:span text:style-name="T25">Para ayudarte a que los entiendas bien, vamos a repasar cada uno de los cuatro </text:span><text:span text:style-name="Strong_20_Emphasis"><text:span text:style-name="T26">tipos de contratos de trabajo</text:span></text:span><text:span text:style-name="T25"> en vigor:</text:span></text:p>
      <text:list xml:id="list2189137978" text:style-name="L7">
        <text:list-item>
          <text:p text:style-name="P14"><text:span text:style-name="T25">Contrato de trabajo </text:span><text:span text:style-name="Strong_20_Emphasis"><text:span text:style-name="T26">indefinido</text:span></text:span><text:span text:style-name="T25">.</text:span></text:p>
        </text:list-item>
        <text:list-item>
          <text:p text:style-name="P14"><text:span text:style-name="T25">Contrato de trabajo </text:span><text:span text:style-name="Strong_20_Emphasis"><text:span text:style-name="T26">temporal</text:span></text:span><text:span text:style-name="T25">.</text:span></text:p>
        </text:list-item>
        <text:list-item>
          <text:p text:style-name="P14"><text:span text:style-name="T25">Contrato de trabajo </text:span><text:span text:style-name="Strong_20_Emphasis"><text:span text:style-name="T26">fijo discontinuo</text:span></text:span><text:span text:style-name="T25">.</text:span></text:p>
        </text:list-item>
        <text:list-item>
          <text:p text:style-name="P14"><text:span text:style-name="T25">Contratos de trabajo </text:span><text:span text:style-name="Strong_20_Emphasis"><text:span text:style-name="T26">formativos</text:span></text:span><text:span text:style-name="T25">.</text:span></text:p>
        </text:list-item>
      </text:list>
      <text:p text:style-name="P13"><text:span text:style-name="T25">Aunque vamos a hablar de cuatro tipos, lo cierto es que hay </text:span><text:span text:style-name="Strong_20_Emphasis"><text:span text:style-name="T26">numerosos “subtipos”</text:span></text:span><text:span text:style-name="T25"> </text:span><text:span text:style-name="Strong_20_Emphasis"><text:span text:style-name="T26">de contratos de trabajo</text:span></text:span><text:span text:style-name="T25"> que se encuadran dentro de estas cuatro grandes modalidades.</text:span></text:p>
      <text:p text:style-name="P22">Además, a estos subtipos de contratos de trabajo se les puede ir añadiendo diferentes cláusulas y fórmulas condicionantes que adaptarán las condiciones del contrato a las necesidades de la empresa y a las características del trabajador.</text:p>
      <text:p text:style-name="P13"><text:span text:style-name="T25">Y, antes de entrar en materia, te recordamos que en nuestra </text:span><text:a xlink:type="simple" xlink:href="https://www.infoautonomos.com/utilidades/" text:style-name="Internet_20_link" text:visited-style-name="Visited_20_Internet_20_Link"><text:span text:style-name="T31">sección de utilidades</text:span></text:a><text:span text:style-name="T25"> puedes descargarte los principales </text:span><text:a xlink:type="simple" xlink:href="https://www.infoautonomos.com/utilidades/contratos-laborales/" text:style-name="Internet_20_link" text:visited-style-name="Visited_20_Internet_20_Link"><text:span text:style-name="T31">modelos de contratos de trabajo</text:span></text:a><text:span text:style-name="T25"> incluidos en este artículo y una guía detallada con todos los contratos y bonificaciones.</text:span></text:p>
      <text:p text:style-name="P13"><text:span text:style-name="T25">Si necesitas ayuda profesional, Infoautónomos te ofrece su servicio de </text:span><text:a xlink:type="simple" xlink:href="https://www.infoautonomos.com/asesoria/asesoria-laboral/?cmpia=1400" text:style-name="Internet_20_link" text:visited-style-name="Visited_20_Internet_20_Link"><text:span text:style-name="T31">gestoría laboral</text:span></text:a><text:span text:style-name="T25"> en el caso de que vayas a contratar a trabajadores.</text:span></text:p>
      <text:p text:style-name="P46"><text:a xlink:type="simple" xlink:href="https://www.infoautonomos.com/asesoria/asesoria-laboral/?cmpia=1400" text:style-name="Internet_20_link" text:visited-style-name="Visited_20_Internet_20_Link"><text:span text:style-name="T36">Servicios de gestoría laboral</text:span></text:a></text:p>
      <text:h text:style-name="P7" text:outline-level="3"><text:bookmark text:name="h-tipos-de-contratos-de-trabajo-contrato-indefinido"/><text:soft-page-break/>Tipos de contratos de trabajo: contrato indefinido</text:h>
      <text:h text:style-name="P11" text:outline-level="4"><text:bookmark text:name="h-caracteristicas-generales"/>Características generales</text:h>
      <text:p text:style-name="P13"><text:span text:style-name="T25">Los </text:span><text:span text:style-name="Strong_20_Emphasis"><text:span text:style-name="T26">contratos indefinidos</text:span></text:span><text:span text:style-name="T25"> son aquellos contratos de trabajo que se conciertan sin establecer límites de tiempo en la prestación de los servicios, en lo referido a la duración del contrato.</text:span></text:p>
      <text:p text:style-name="P13"><text:span text:style-name="T25">Por tanto, son adecuados para ofrecer </text:span><text:span text:style-name="Strong_20_Emphasis"><text:span text:style-name="T26">estabilidad, compromiso y buenas condiciones laborales</text:span></text:span><text:span text:style-name="T25"> a tus empleados. Y, lógicamente, entre todos los tipos de contratos de trabajo son los más deseados por los trabajadores.</text:span></text:p>
      <text:p text:style-name="P22">Si vas a optar por una contratación indefinida necesitas saber lo siguiente:</text:p>
      <text:p text:style-name="P13"><text:span text:style-name="T25">Su </text:span><text:span text:style-name="Strong_20_Emphasis"><text:span text:style-name="T26">formalización</text:span></text:span><text:span text:style-name="T25"> puede ser </text:span><text:span text:style-name="Strong_20_Emphasis"><text:span text:style-name="T26">verbal o escrita</text:span></text:span><text:span text:style-name="T25">, salvo los acogidos al programa público de fomento de la contratación indefinida, discapacitados, etc., u otros que estipulen la obligación de formalizarse por escrito.</text:span></text:p>
      <text:p text:style-name="P22">En todo caso, cualquiera de las partes podrá exigir que el contrato se formalice por escrito incluso durante el transcurso de la relación laboral.</text:p>
      <text:p text:style-name="P22">Adquirirán la condición de trabajadores fijos, cualquiera que haya sido la modalidad de su contratación:</text:p>
      <text:list xml:id="list828642055" text:style-name="L8">
        <text:list-item>
          <text:p text:style-name="P23">Los trabajadores que no hubieran sido dados de alta en la Seguridad Social, una vez transcurrido un plazo igual al que legalmente se hubiera podido fijar para el período de prueba, salvo que de la propia naturaleza de las actividades o de los servicios contratados se deduzca claramente la duración temporal de los mismos, todo ello sin perjuicio de las demás responsabilidades a que hubiera lugar en derecho.</text:p>
        </text:list-item>
        <text:list-item>
          <text:p text:style-name="P23">Los trabajadores con contratos temporales celebrados en fraude de ley.</text:p>
        </text:list-item>
        <text:list-item>
          <text:p text:style-name="P23">Los trabajadores que en un período de treinta meses hubieran estado contratados durante un plazo superior a veinticuatro meses, con o sin solución de continuidad, para el mismo puesto de trabajo con la misma empresa, mediante dos o más contratos temporales, <text:soft-page-break/>sea directamente o a través de su puesta a disposición por empresas de trabajo temporal, con las mismas o diferentes modalidades contractuales de duración determinada, adquirirán la condición de fijos.</text:p>
        </text:list-item>
      </text:list>
      <text:h text:style-name="P11" text:outline-level="4"><text:bookmark text:name="h-tipos-de-contratacion-indefinida"/>Tipos de contratación indefinida</text:h>
      <text:p text:style-name="P13"><text:span text:style-name="T25">Entre los diferentes </text:span><text:span text:style-name="Strong_20_Emphasis"><text:span text:style-name="T26">tipos de contratos indefinidos</text:span></text:span><text:span text:style-name="T25"> se encuentran los siguientes, en función de las fórmulas condicionantes que se incluyan:</text:span></text:p>
      <text:list xml:id="list3687966854" text:style-name="L9">
        <text:list-item>
          <text:p text:style-name="P24">Contrato indefinido ordinario.</text:p>
        </text:list-item>
        <text:list-item>
          <text:p text:style-name="P24">Personas con discapacidad.</text:p>
        </text:list-item>
        <text:list-item>
          <text:p text:style-name="P24">Personas con discapacidad en centros especiales de empleo.</text:p>
        </text:list-item>
        <text:list-item>
          <text:p text:style-name="P24">Personas con discapacidad procedentes de enclaves laborales.</text:p>
        </text:list-item>
        <text:list-item>
          <text:p text:style-name="P24">Personas con capacidad intelectual límite.</text:p>
        </text:list-item>
        <text:list-item>
          <text:p text:style-name="P24">Personas desempleadas de larga duración.</text:p>
        </text:list-item>
        <text:list-item>
          <text:p text:style-name="P24">De trabajadores en situación de exclusión social.</text:p>
        </text:list-item>
        <text:list-item>
          <text:p text:style-name="P24">Víctimas de: violencia de género, violencia doméstica, terrorismo o trata de seres humanos.</text:p>
        </text:list-item>
        <text:list-item>
          <text:p text:style-name="P24">De excluidos de empresas de inserción.</text:p>
        </text:list-item>
        <text:list-item>
          <text:p text:style-name="P24">De familiar de trabajador autónomo.</text:p>
        </text:list-item>
        <text:list-item>
          <text:p text:style-name="P24">De mayores de 52 años beneficiarios de subsidios por desempleo.</text:p>
        </text:list-item>
        <text:list-item>
          <text:p text:style-name="P24">Del servicio del hogar familiar.</text:p>
        </text:list-item>
        <text:list-item>
          <text:p text:style-name="P24">De trabajo en grupo.</text:p>
        </text:list-item>
        <text:list-item>
          <text:p text:style-name="P24">De alta dirección.</text:p>
        </text:list-item>
        <text:list-item>
          <text:p text:style-name="P24">De conversión de contratos formativos y temporal para el fomento del empleo de personas con discapacidad en indefinido.</text:p>
        </text:list-item>
        <text:list-item>
          <text:p text:style-name="P24">De conversión de contrato en prácticas, de relevo, de sustitución por anticipación de la edad de jubilación en indefinido.</text:p>
        </text:list-item>
      </text:list>
      <text:h text:style-name="P11" text:outline-level="4"><text:bookmark text:name="h-aspectos-introductorios-con-la-reforma-laboral-de-2022"/>Aspectos introductorios con la reforma laboral de 2022</text:h>
      <text:p text:style-name="P13"><text:span text:style-name="T25">Las principales novedades de la reforma laboral de 2022 han sido </text:span><text:span text:style-name="Strong_20_Emphasis"><text:span text:style-name="T26">limitar la temporalidad</text:span></text:span><text:span text:style-name="T25"> e </text:span><text:span text:style-name="Strong_20_Emphasis"><text:span text:style-name="T26">incentivar la contratación indefinida</text:span></text:span><text:span text:style-name="T25">. El periodo establecido para encadenar contratos y </text:span><text:soft-page-break/><text:span text:style-name="T25">pasar a ser indefinido se limita a </text:span><text:span text:style-name="Strong_20_Emphasis"><text:span text:style-name="T26">18 meses</text:span></text:span><text:span text:style-name="T25"> (dentro de un marco de dos años).</text:span></text:p>
      <text:p text:style-name="P13"><text:span text:style-name="T25">Con respecto a los </text:span><text:span text:style-name="Strong_20_Emphasis"><text:span text:style-name="T26">contratos de trabajo indefinidos adscritos a obra</text:span></text:span><text:span text:style-name="T25">, están determinados para servicios o tareas cuya finalidad se vincula a la construcción. Al concluir la obra, el empresario tendrá la obligación de realizar una propuesta al trabajador para su recolocación, en un plazo de cinco días y por escrito.</text:span></text:p>
      <text:p text:style-name="P22">Los supuestos que podrían causar la extinción del contrato son:</text:p>
      <text:list xml:id="list2993008010" text:style-name="L10">
        <text:list-item>
          <text:p text:style-name="P25">Que el trabajador rechace la recolocación.</text:p>
        </text:list-item>
        <text:list-item>
          <text:p text:style-name="P25">Que en la provincia haya una falta de cualificación para obra.</text:p>
        </text:list-item>
        <text:list-item>
          <text:p text:style-name="P25">Que en la provincia haya inexistencia de obras.</text:p>
        </text:list-item>
      </text:list>
      <text:h text:style-name="P7" text:outline-level="3"><text:bookmark text:name="h-tipos-de-contratos-de-trabajo-contrato-temporal"/>Tipos de contratos de trabajo: contrato temporal</text:h>
      <text:p text:style-name="P22">Entre todos los contratos de trabajo, los temporales son los más adecuados cuando tienes que incorporar a un trabajador por un tiempo determinado o para una actividad muy concreta.</text:p>
      <text:p text:style-name="P13"><text:span text:style-name="T25">El </text:span><text:span text:style-name="Strong_20_Emphasis"><text:span text:style-name="T26">contrato temporal</text:span></text:span><text:span text:style-name="T25"> tiene por objeto establecer una </text:span><text:span text:style-name="Strong_20_Emphasis"><text:span text:style-name="T26">relación laboral</text:span></text:span><text:span text:style-name="T25"> entre el empresario y el trabajador </text:span><text:span text:style-name="Strong_20_Emphasis"><text:span text:style-name="T26">por un tiempo determinado</text:span></text:span><text:span text:style-name="T25">. Para que esté justificada la temporalidad es necesario especificar con precisión en el contrato:</text:span></text:p>
      <text:list xml:id="list206055981" text:style-name="L11">
        <text:list-item>
          <text:p text:style-name="P26">La causa habilitante de la contratación temporal.</text:p>
        </text:list-item>
        <text:list-item>
          <text:p text:style-name="P26">Las circunstancias concretas que lo justifican.</text:p>
        </text:list-item>
        <text:list-item>
          <text:p text:style-name="P26">La conexión con la duración prevista.</text:p>
        </text:list-item>
      </text:list>
      <text:p text:style-name="P13"><text:span text:style-name="T25">El contrato de trabajo temporal podrá celebrarse </text:span><text:span text:style-name="Strong_20_Emphasis"><text:span text:style-name="T26">a jornada completa o parcial</text:span></text:span><text:span text:style-name="T25">. Se formalizará </text:span><text:span text:style-name="Strong_20_Emphasis"><text:span text:style-name="T26">por escrito</text:span></text:span><text:span text:style-name="T25">, o podrá ser verbal cuando en la situación por circunstancias de la producción su duración sea inferior a cuatro semanas y la jornada completa.</text:span></text:p>
      <text:p text:style-name="P22">Hasta marzo de 2022 existían tres tipos de contratos temporales: de obra o servicio determinado, eventual por circunstancias de la producción, y de interinidad.</text:p>
      <text:p text:style-name="P22">Pero con la aprobación de la reforma laboral, los contratos de trabajo de duración determinada han experimentado una serie de cambios. Los repasamos.</text:p>
      <text:h text:style-name="P11" text:outline-level="4"><text:bookmark text:name="h-desaparece-el-contrato-por-obra-y-servicio-determinado"/><text:soft-page-break/>Desaparece el contrato por obra y servicio determinado</text:h>
      <text:p text:style-name="P13"><text:span text:style-name="T25">Con la reforma laboral </text:span><text:span text:style-name="Strong_20_Emphasis"><text:span text:style-name="T26">desaparece el contrato por obra y servicio determinado</text:span></text:span><text:span text:style-name="T25"> desde el 31 de marzo de 2022.</text:span></text:p>
      <text:p text:style-name="P22">Así, las nuevas modalidades de contrato de duración determinada son las que tienen que ver con las circunstancias de la producción o con la sustitución de la persona trabajadora.</text:p>
      <text:p text:style-name="P22">Vamos a verlas.</text:p>
      <text:h text:style-name="P11" text:outline-level="4"><text:bookmark text:name="h-contrato-eventual-por-circunstancias-de-la-produccion"/>Contrato eventual por circunstancias de la producción</text:h>
      <text:p text:style-name="P13"><text:span text:style-name="T25">El contrato eventual por circunstancias de la producción se establece para </text:span><text:span text:style-name="Strong_20_Emphasis"><text:span text:style-name="T26">situaciones muy concretas</text:span></text:span><text:span text:style-name="T25">. Por ejemplo, en el caso de que se produzca una oscilación de la actividad normal del puesto de trabajo.</text:span></text:p>
      <text:p text:style-name="P13"><text:span text:style-name="T25">En estos casos, la </text:span><text:span text:style-name="Strong_20_Emphasis"><text:span text:style-name="T26">duración no podrá ser superior a 6 meses</text:span></text:span><text:span text:style-name="T25">, ampliable a 1 año por convenio del sector.</text:span></text:p>
      <text:p text:style-name="P22">Con la reforma laboral de 2022, las situaciones en las que un contrato temporal pasa a ser indefinido son:</text:p>
      <text:list xml:id="list1200885452" text:style-name="L12">
        <text:list-item>
          <text:p text:style-name="P27">Si en un periodo de dos años el trabajador ha estado contratado más de 18 meses con dos o más contratos por circunstancias de la producción, adquiere la condición de trabajador fijo.</text:p>
        </text:list-item>
        <text:list-item>
          <text:p text:style-name="P27">Si en un periodo de dos años el trabajador ha estado contratado (con o sin solución de continuidad) más de 18 meses con contratos por circunstancias de la producción (incluidos contratos con ETT), también adquiere la condición de trabajador fijo.</text:p>
        </text:list-item>
      </text:list>
      <text:h text:style-name="P11" text:outline-level="4"><text:bookmark text:name="h-contrato-por-sustitucion-de-la-persona-trabajadora"/>Contrato por sustitución de la persona trabajadora</text:h>
      <text:p text:style-name="P22">Utiliza los mismos criterios que el antiguo contrato por interinidad:</text:p>
      <text:list xml:id="list2677611986" text:style-name="L13">
        <text:list-item>
          <text:p text:style-name="P28">Su objeto es sustituir a trabajadores con reserva de su puesto de trabajo, suspensión de contrato para cubrir temporalmente un puesto durante el proceso de selección o sustitución en periodos de vacaciones.</text:p>
        </text:list-item>
        <text:list-item>
          <text:p text:style-name="P28">Específicamente se podrá realizar en supuestos de sustitución por maternidad, riesgo durante el embarazo, adopción o <text:soft-page-break/>acogimiento preadoptivo o permanente de trabajadores autónomos y socios de sociedades cooperativas.</text:p>
        </text:list-item>
        <text:list-item>
          <text:p text:style-name="P28">La duración coincidirá con el tiempo que dure la causa que lo fundamenta.</text:p>
        </text:list-item>
        <text:list-item>
          <text:p text:style-name="P28">El contrato de trabajo se realizará obligatoriamente por escrito.</text:p>
        </text:list-item>
        <text:list-item>
          <text:p text:style-name="P28">La jornada será a tiempo completo salvo que el sustituido tenga un contrato a tiempo parcial o una jornada reducida.</text:p>
        </text:list-item>
      </text:list>
      <text:p text:style-name="P22">Además, se limita la duración del período de prueba en los contratos temporales a un máximo de un mes en aquellos contratos de trabajo cuya duración no sea superior a seis meses.</text:p>
      <text:p text:style-name="P13"><text:span text:style-name="T25">No obstante, con la reforma laboral se incorpora un cambio importante, ya que la persona sustituta podrá iniciar la prestación de servicios </text:span><text:span text:style-name="Strong_20_Emphasis"><text:span text:style-name="T26">15 días antes</text:span></text:span><text:span text:style-name="T25"> de producirse la ausencia de la persona sustituida.</text:span></text:p>
      <text:h text:style-name="P11" text:outline-level="4"><text:bookmark text:name="h-otros-tipos-de-contratos-temporales"/>Otros tipos de contratos temporales</text:h>
      <text:p text:style-name="P22">Destacan los siguientes:</text:p>
      <text:list xml:id="list2913279215" text:style-name="L14">
        <text:list-item>
          <text:p text:style-name="P29">Contrato de trabajadores en situación de exclusión social, víctima de violencia de género, doméstica, víctima de terrorismo o víctima de trata de seres humanos.</text:p>
        </text:list-item>
        <text:list-item>
          <text:p text:style-name="P29">De trabajadores en situación de exclusión social por empresas de inserción.</text:p>
        </text:list-item>
        <text:list-item>
          <text:p text:style-name="P29">De trabajadores mayores de 52 años beneficiarios de los subsidios por desempleo.</text:p>
        </text:list-item>
        <text:list-item>
          <text:p text:style-name="P29">De situación de jubilación parcial.</text:p>
        </text:list-item>
        <text:list-item>
          <text:p text:style-name="P29">De relevo.</text:p>
        </text:list-item>
        <text:list-item>
          <text:p text:style-name="P29">De trabajos de interés social/fomento de empleo agrario.</text:p>
        </text:list-item>
        <text:list-item>
          <text:p text:style-name="P29">De trabajadores del servicio del hogar familiar.</text:p>
        </text:list-item>
        <text:list-item>
          <text:p text:style-name="P29">De personas con discapacidad.</text:p>
        </text:list-item>
        <text:list-item>
          <text:p text:style-name="P29">De personas con discapacidad en centros especiales de empleo.</text:p>
        </text:list-item>
        <text:list-item>
          <text:p text:style-name="P29">De investigadores.</text:p>
        </text:list-item>
        <text:list-item>
          <text:p text:style-name="P29">De trabajadores penados en instituciones penitenciarias.</text:p>
        </text:list-item>
        <text:list-item>
          <text:p text:style-name="P29">De menores y jóvenes en centros de menores sometidos a medidas de internamiento.</text:p>
        </text:list-item>
      </text:list>
      <text:p text:style-name="P13"><text:soft-page-break/><text:span text:style-name="T25">Puedes acceder al listado completo de </text:span><text:a xlink:type="simple" xlink:href="https://sepe.es/HomeSepe/que-es-el-sepe/comunicacion-institucional/publicaciones/publicaciones-oficiales/listado-pub-empleo/guia-contratos/guia-contratos-introduccion/contrato-temporal.html" text:style-name="Internet_20_link" text:visited-style-name="Visited_20_Internet_20_Link"><text:span text:style-name="T31">contratos temporales en la web del SEPE</text:span></text:a><text:span text:style-name="T25">.</text:span></text:p>
      <text:h text:style-name="P7" text:outline-level="3"><text:bookmark text:name="h-tipos-de-contratos-de-trabajo-contrato-fijo-discontinuo"/>Tipos de contratos de trabajo: contrato fijo discontinuo</text:h>
      <text:p text:style-name="P13"><text:span text:style-name="T25">El contrato de trabajo fijo discontinuo es de </text:span><text:span text:style-name="Strong_20_Emphasis"><text:span text:style-name="T26">carácter indefinido</text:span></text:span><text:span text:style-name="T25"> y se determina porque la actividad laboral se lleva a cabo de forma </text:span><text:span text:style-name="Strong_20_Emphasis"><text:span text:style-name="T26">intermitente en el tiempo</text:span></text:span><text:span text:style-name="T25">.</text:span></text:p>
      <text:p text:style-name="P22">Es decir, hay una discontinuidad en el ejercicio del trabajo ya que no se trabaja de forma continua durante todo el año.</text:p>
      <text:p text:style-name="P13"><text:span text:style-name="T25">Este tipo de contrato es el más utilizado en el caso de realizar </text:span><text:span text:style-name="Strong_20_Emphasis"><text:span text:style-name="T26">trabajos de naturaleza estacional o de temporada</text:span></text:span><text:span text:style-name="T25">.</text:span></text:p>
      <text:p text:style-name="P13"><text:span text:style-name="T25">Y también suele ser usado por parte de las </text:span><text:span text:style-name="Strong_20_Emphasis"><text:span text:style-name="T26">empresas de trabajo temporal </text:span></text:span><text:span text:style-name="T25">(ETT), y en los casos de </text:span><text:span text:style-name="Strong_20_Emphasis"><text:span text:style-name="T26">contratas y subcontratas mercantiles o administrativas</text:span></text:span><text:span text:style-name="T25">.</text:span></text:p>
      <text:p text:style-name="P22">Mediante el contrato fijo discontinuo los trabajadores tienen los mismos derechos que en el contrato indefinido, incluida la indemnización por despido.</text:p>
      <text:h text:style-name="P7" text:outline-level="3"><text:bookmark text:name="h-tipos-de-contratos-de-trabajo-contratos-formativos"/>Tipos de contratos de trabajo: contratos formativos</text:h>
      <text:p text:style-name="P13"><text:span text:style-name="T25">Los </text:span><text:span text:style-name="Strong_20_Emphasis"><text:span text:style-name="T26">contratos formativos</text:span></text:span><text:span text:style-name="T25"> pueden ser de dos tipos: de formación en alternancia y para la práctica profesional.</text:span></text:p>
      <text:h text:style-name="P11" text:outline-level="4"><text:bookmark text:name="h-contrato-de-formacion-en-alternancia"/>Contrato de formación en alternancia</text:h>
      <text:p text:style-name="P13"><text:span text:style-name="T25">Consiste en llevar a cabo al mismo tiempo el </text:span><text:span text:style-name="Strong_20_Emphasis"><text:span text:style-name="T26">proceso formativo con una actividad laboral</text:span></text:span><text:span text:style-name="T25"> </text:span><text:span text:style-name="Strong_20_Emphasis"><text:span text:style-name="T26">retribuida</text:span></text:span><text:span text:style-name="T25">. Su ámbito de actuación es: la formación profesional, los estudios universitarios o el catálogo de especialidades en el Sistema Nacional de Empleo.</text:span></text:p>
      <text:p text:style-name="P13"><text:span text:style-name="T25">Las principales </text:span><text:span text:style-name="Strong_20_Emphasis"><text:span text:style-name="T26">características </text:span></text:span><text:span text:style-name="T25">del contrato de formación en alternancia son:</text:span></text:p>
      <text:list xml:id="list4032413070" text:style-name="L15">
        <text:list-item>
          <text:p text:style-name="P15"><text:span text:style-name="Strong_20_Emphasis"><text:span text:style-name="T26">Objeto:</text:span></text:span><text:span text:style-name="T25"> proporcionar la cualificación necesaria para el desempeño de una profesión.</text:span></text:p>
        </text:list-item>
        <text:list-item>
          <text:p text:style-name="P15"><text:span text:style-name="Strong_20_Emphasis"><text:span text:style-name="T26">Duración</text:span></text:span><text:span text:style-name="T25"> del contrato: mínimo de 3 meses y máximo de 2 años.</text:span></text:p>
        </text:list-item>
        <text:list-item>
          <text:p text:style-name="P15"><text:span text:style-name="Strong_20_Emphasis"><text:span text:style-name="T26">Tiempo de trabajo</text:span></text:span><text:span text:style-name="T25"> efectivo: no puede ser superior al 65% de la jornada máxima el primer año, y el 85% el segundo.</text:span></text:p>
        </text:list-item>
        <text:list-item>
          <text:p text:style-name="P15"><text:soft-page-break/><text:span text:style-name="Strong_20_Emphasis"><text:span text:style-name="T26">Indemnizaciones</text:span></text:span><text:span text:style-name="T25">: no genera indemnización al finalizar. Además, existe una prohibición expresa de realizar horas complementarias y extraordinarias salvo fuerza mayor.</text:span></text:p>
        </text:list-item>
      </text:list>
      <text:p text:style-name="P22">El contrato de formación en alternancia ha venido a sustituir en la reforma laboral de 2022 al contrato para la formación y el aprendizaje.</text:p>
      <text:h text:style-name="P11" text:outline-level="4"><text:bookmark text:name="h-contrato-para-la-practica-profesional"/>Contrato para la práctica profesional</text:h>
      <text:p text:style-name="P13"><text:span text:style-name="T25">El contrato para la práctica profesional está dirigido a trabajadores que están en posesión de: un </text:span><text:span text:style-name="Strong_20_Emphasis"><text:span text:style-name="T26">título universitario</text:span></text:span><text:span text:style-name="T25">, un </text:span><text:span text:style-name="Strong_20_Emphasis"><text:span text:style-name="T26">máster profesional</text:span></text:span><text:span text:style-name="T25">, un </text:span><text:span text:style-name="Strong_20_Emphasis"><text:span text:style-name="T26">certificado del sistema de formación profesional</text:span></text:span><text:span text:style-name="T25"> o un </text:span><text:span text:style-name="Strong_20_Emphasis"><text:span text:style-name="T26">título de grado medio o superior</text:span></text:span><text:span text:style-name="T25">.</text:span></text:p>
      <text:p text:style-name="P13"><text:span text:style-name="T25">Las principales </text:span><text:span text:style-name="Strong_20_Emphasis"><text:span text:style-name="T26">características</text:span></text:span><text:span text:style-name="T25"> del contrato para la práctica profesional son:</text:span></text:p>
      <text:list xml:id="list890097387" text:style-name="L16">
        <text:list-item>
          <text:p text:style-name="P16"><text:span text:style-name="Strong_20_Emphasis"><text:span text:style-name="T26">Objeto: </text:span></text:span><text:span text:style-name="T25">facilitar la práctica profesional de los trabajadores adecuada a su nivel de estudios.</text:span></text:p>
        </text:list-item>
        <text:list-item>
          <text:p text:style-name="P16"><text:span text:style-name="Strong_20_Emphasis"><text:span text:style-name="T26">Duración</text:span></text:span><text:span text:style-name="T25">: no inferior a 6 meses ni mayor a un año en la misma o distinta empresa.</text:span></text:p>
        </text:list-item>
        <text:list-item>
          <text:p text:style-name="P16"><text:span text:style-name="Strong_20_Emphasis"><text:span text:style-name="T26">Tiempo de trabajo</text:span></text:span><text:span text:style-name="T25"> establecido: puede ser tanto completo como parcial.</text:span></text:p>
        </text:list-item>
        <text:list-item>
          <text:p text:style-name="P16"><text:span text:style-name="Strong_20_Emphasis"><text:span text:style-name="T26">Horas extras</text:span></text:span><text:span text:style-name="T25">: no se pueden realizar. Sí son posibles las horas complementarias.</text:span></text:p>
        </text:list-item>
        <text:list-item>
          <text:p text:style-name="P16"><text:span text:style-name="Strong_20_Emphasis"><text:span text:style-name="T26">Retribución</text:span></text:span><text:span text:style-name="T25">: queda contemplada en el convenio. De no ser así, se debe aplicar la del grupo profesional y nivel de retribución correspondiente a las funciones que se desempeña.</text:span></text:p>
        </text:list-item>
      </text:list>
      <text:h text:style-name="P11" text:outline-level="4"><text:bookmark text:name="h-las-bonificaciones-en-los-contratos-de-formacion-y-aprendizaje"/>Las bonificaciones en los contratos de formación y aprendizaje</text:h>
      <text:p text:style-name="P13"><text:span text:style-name="T25">Las </text:span><text:span text:style-name="Strong_20_Emphasis"><text:span text:style-name="T26">bonificaciones</text:span></text:span><text:span text:style-name="T25"> aplicables a los </text:span><text:span text:style-name="Strong_20_Emphasis"><text:span text:style-name="T26">contratos de formación y aprendizaje</text:span></text:span><text:span text:style-name="T25"> son:</text:span></text:p>
      <text:list xml:id="list2730038891" text:style-name="L17">
        <text:list-item>
          <text:p text:style-name="P17"><text:span text:style-name="Strong_20_Emphasis"><text:span text:style-name="T26">Reducción del 100% </text:span></text:span><text:span text:style-name="T25">de las cuotas empresariales para empresas de menos de 250 trabajadores y del 75% para empresas con más de 250. Se aplican los mismos porcentajes para trabajadores inscritos en el Sistema Nacional de Garantía Juvenil.</text:span></text:p>
        </text:list-item>
        <text:list-item>
          <text:p text:style-name="P17"><text:soft-page-break/><text:span text:style-name="Strong_20_Emphasis"><text:span text:style-name="T26">Financiación de la formación con bonificaciones</text:span></text:span><text:span text:style-name="T25"> en las cuotas empresariales por horas en función de los porcentajes de la jornada laboral:</text:span></text:p>
          <text:list>
            <text:list-item>
              <text:p text:style-name="P31"> <text:span text:style-name="T2">25% primer año.</text:span></text:p>
            </text:list-item>
            <text:list-item>
              <text:p text:style-name="P30">15% segundo y tercer años.</text:p>
            </text:list-item>
          </text:list>
        </text:list-item>
        <text:list-item>
          <text:p text:style-name="P17"><text:span text:style-name="T25">Se bonifican </text:span><text:span text:style-name="Strong_20_Emphasis"><text:span text:style-name="T26">costes de tutorización</text:span></text:span><text:span text:style-name="T25"> de forma adicional:</text:span></text:p>
          <text:list>
            <text:list-item>
              <text:p text:style-name="P30">1,5 euros por alumno y hora de tutoría, hasta 40 horas por mes y alumno.</text:p>
            </text:list-item>
            <text:list-item>
              <text:p text:style-name="P30">2 euros en empresas de menos de 5 trabajadores.</text:p>
            </text:list-item>
          </text:list>
        </text:list-item>
        <text:list-item>
          <text:p text:style-name="P17"><text:span text:style-name="Strong_20_Emphasis"><text:span text:style-name="T26">Se incentiva con 1.500 o 1.800 euros</text:span></text:span><text:span text:style-name="T25"> el paso a indefinidos durante 3 años para:</text:span></text:p>
          <text:list>
            <text:list-item>
              <text:p text:style-name="P30">Mujeres.</text:p>
            </text:list-item>
            <text:list-item>
              <text:p text:style-name="P30">Trabajadores inscritos en el Sistema Nacional de Garantía Juvenil.</text:p>
            </text:list-item>
          </text:list>
        </text:list-item>
      </text:list>
      <text:h text:style-name="P3" text:outline-level="2"><text:bookmark text:name="novedades_contratos_2022"/><text:bookmark text:name="validez-contratos-trabajo"/>3. Novedades en los tipos de contratos con la reforma laboral de 2022</text:h>
      <text:p text:style-name="P22">La aprobación de la reforma laboral por el Congreso de los Diputados en febrero de 2022 ha supuesto la llegada de una serie de cambios que afectan a aquellos autónomos que tengan contratados a trabajadores.</text:p>
      <text:p text:style-name="P22">Vamos a explicarte cuáles son los principales cambios en los diferentes tipos de contratos laborales:</text:p>
      <text:list xml:id="list2529868627" text:style-name="L18">
        <text:list-item>
          <text:p text:style-name="P18"><text:span text:style-name="Strong_20_Emphasis"><text:span text:style-name="T26">Contratos indefinidos</text:span></text:span><text:span text:style-name="T25">: los contratos indefinidos pasan a ser el modelo por defecto de contratación, salvo algunas excepciones.</text:span></text:p>
        </text:list-item>
        <text:list-item>
          <text:p text:style-name="P18"><text:span text:style-name="Strong_20_Emphasis"><text:span text:style-name="T26">Contratos temporales</text:span></text:span><text:span text:style-name="T25">: pasarán a ser de dos tipos: 1) Por sustitución del trabajador, debiendo especificarse el nombre de la persona sustituida. 2) Por circunstancias de la producción, para empleos de temporada (máximo 90 días) y para picos de producción.</text:span></text:p>
        </text:list-item>
        <text:list-item>
          <text:p text:style-name="P18"><text:soft-page-break/><text:span text:style-name="Strong_20_Emphasis"><text:span text:style-name="T26">Contratos por obra o servicio</text:span></text:span><text:span text:style-name="T25">: con la reforma laboral desaparecen, aunque se podrán mantener hasta seis meses después de su entrada en vigor.</text:span></text:p>
        </text:list-item>
        <text:list-item>
          <text:p text:style-name="P18"><text:span text:style-name="Strong_20_Emphasis"><text:span text:style-name="T26">Contratos fijos discontinuos</text:span></text:span><text:span text:style-name="T25">: se les va a dar prioridad en situaciones de trabajos estacionales o de temporada con respecto a los trabajos temporales. Además, se considerará que el trabajador ha permanecido en la empresa todo el tiempo de la relación laboral de cara a su antigüedad.</text:span></text:p>
        </text:list-item>
        <text:list-item>
          <text:p text:style-name="P18"><text:span text:style-name="Strong_20_Emphasis"><text:span text:style-name="T26">Contratos formativos de formación dual</text:span></text:span><text:span text:style-name="T25">: empleo y formación en alternancia, con restricciones a la jornada, una duración de entre 3 meses y 2 años, limitados a jóvenes menores de 30 años y salarios mínimos del 60% el primer año.</text:span></text:p>
        </text:list-item>
        <text:list-item>
          <text:p text:style-name="P18"><text:span text:style-name="Strong_20_Emphasis"><text:span text:style-name="T26">Contratos formativos de obtención de la práctica profesional</text:span></text:span><text:span text:style-name="T25">: de entre 6 meses y 1 año de duración, siempre que no hayan pasado más de 3 años desde la finalización de los estudios.</text:span></text:p>
        </text:list-item>
        <text:list-item>
          <text:p text:style-name="P18"><text:span text:style-name="Strong_20_Emphasis"><text:span text:style-name="T26">Aumento de las sanciones por falsos contratos temporales</text:span></text:span><text:span text:style-name="T25">: se endurece el control sobre los falsos contratos temporales. Los contratos suscritos sin una causa bien motivada y sin respetar la duración serán sancionados. Habrá multas de hasta 10.000 euros si se cometen infracciones en materia de falsa temporalidad. Además, se impondrá una multa por cada uno de los contratos irregulares que se detecten en el negocio.</text:span></text:p>
        </text:list-item>
      </text:list>
      <text:p text:style-name="P4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IBM Plex Sans" svg:font-family="'IBM Plex San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ource sans pro" svg:font-family="'source sans pr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23T11:05:25.474000000</meta:creation-date>
    <dc:date>2022-11-23T12:28:18.625000000</dc:date>
    <meta:editing-duration>PT22M11S</meta:editing-duration>
    <meta:editing-cycles>1</meta:editing-cycles>
    <meta:document-statistic meta:table-count="0" meta:image-count="0" meta:object-count="0" meta:page-count="10" meta:paragraph-count="138" meta:word-count="2476" meta:character-count="15321" meta:non-whitespace-character-count="13055"/>
    <meta:generator>LibreOffice/7.3.4.2$Windows_X86_64 LibreOffice_project/728fec16bd5f605073805c3c9e7c4212a0120dc5</meta:generator>
  </office:meta>
</office:document-meta>
</file>